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99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8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Preformatted_20_Text">
      <style:paragraph-properties fo:margin-left="0cm" fo:margin-right="0cm" fo:text-indent="0cm" style:auto-text-indent="false" fo:padding="0cm" fo:border="none"/>
      <style:text-properties fo:font-variant="normal" fo:text-transform="none" fo:color="#000000" style:font-name="Times New Roman" fo:font-size="13pt" fo:letter-spacing="normal" fo:language="en" fo:country="US" fo:font-style="normal" fo:font-weight="normal" style:font-size-asian="13pt" style:font-size-complex="13pt"/>
    </style:style>
    <style:style style:name="P6" style:family="paragraph" style:parent-style-name="LO-Normal">
      <style:paragraph-properties fo:margin-left="0cm" fo:margin-right="0.037cm" fo:margin-top="0cm" fo:margin-bottom="0cm" loext:contextual-spacing="false" fo:line-height="106%" fo:text-align="center" style:justify-single-word="false" fo:text-indent="0cm" style:auto-text-indent="false"/>
      <style:text-properties fo:font-size="12pt" style:font-name-asian="Calibri" style:font-size-asian="12pt" style:font-name-complex="Calibri"/>
    </style:style>
    <style:style style:name="P7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8" style:family="paragraph" style:parent-style-name="Standard">
      <style:text-properties officeooo:paragraph-rsid="001c0520"/>
    </style:style>
    <style:style style:name="P9" style:family="paragraph" style:parent-style-name="LO-Normal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11" style:family="paragraph" style:parent-style-name="Preformatted_20_Text">
      <style:paragraph-properties fo:margin-left="0cm" fo:margin-right="0.3cm" fo:margin-top="0cm" fo:margin-bottom="0.055cm" loext:contextual-spacing="false" fo:line-height="0.882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12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13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800000" style:font-name="Times New Roman" fo:font-size="13pt" fo:letter-spacing="normal" fo:font-style="normal" fo:font-weight="normal" style:font-size-asian="13pt" style:font-size-complex="13pt"/>
    </style:style>
    <style:style style:name="P14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5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size-asian="13pt" style:font-weight-asian="bold" style:font-size-complex="13pt"/>
    </style:style>
    <style:style style:name="P16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17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name-asian="Times New Roman1" style:font-size-asian="13pt" style:font-name-complex="Times New Roman1" style:font-size-complex="13pt" style:font-weight-complex="bold"/>
    </style:style>
    <style:style style:name="P18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size-asian="13pt" style:font-size-complex="13pt"/>
    </style:style>
    <style:style style:name="P19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7779bb" style:font-name="Times New Roman" fo:font-size="13pt" fo:language="en" fo:country="US" fo:font-weight="bold" style:font-size-asian="13pt" style:font-weight-asian="bold" style:font-size-complex="13pt"/>
    </style:style>
    <style:style style:name="P20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21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10707c" style:font-size-asian="13pt" style:font-size-complex="13pt"/>
    </style:style>
    <style:style style:name="P22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0707c" officeooo:paragraph-rsid="0010707c" style:font-size-asian="13pt" style:font-size-complex="13pt"/>
    </style:style>
    <style:style style:name="P23" style:family="paragraph" style:parent-style-name="Standard">
      <style:paragraph-properties fo:margin-left="0cm" fo:margin-right="0.3cm" fo:margin-top="0cm" fo:margin-bottom="0.055cm" loext:contextual-spacing="false" fo:line-height="100%" fo:text-indent="1cm" style:auto-text-indent="false">
        <style:tab-stops>
          <style:tab-stop style:position="0cm"/>
        </style:tab-stops>
      </style:paragraph-properties>
      <style:text-properties fo:color="#40015a" style:font-name="Times New Roman" fo:font-size="13pt" officeooo:rsid="000d3da0" officeooo:paragraph-rsid="000d3da0" style:font-name-asian="Times New Roman1" style:font-size-asian="13pt" style:font-name-complex="Times New Roman1" style:font-size-complex="13pt"/>
    </style:style>
    <style:style style:name="P24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10707c" officeooo:paragraph-rsid="0010707c" style:font-name-asian="Times New Roman1" style:font-size-asian="13pt" style:font-weight-asian="normal" style:font-name-complex="Times New Roman1" style:font-size-complex="13pt" style:font-weight-complex="normal"/>
    </style:style>
    <style:style style:name="P25" style:family="paragraph" style:parent-style-name="Text_20_body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</style:style>
    <style:style style:name="P2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0aaa16" officeooo:paragraph-rsid="000aaa16" style:font-size-asian="13pt" style:font-size-complex="13pt"/>
    </style:style>
    <style:style style:name="P2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2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0a4713" style:font-size-asian="13pt" style:font-size-complex="13pt"/>
    </style:style>
    <style:style style:name="P2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1b247" officeooo:paragraph-rsid="0011b247" style:font-size-asian="13pt" style:font-size-complex="13pt"/>
    </style:style>
    <style:style style:name="P30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27ae5" officeooo:paragraph-rsid="00127ae5" style:font-size-asian="13pt" style:font-size-complex="13pt"/>
    </style:style>
    <style:style style:name="P31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3a6f3" officeooo:paragraph-rsid="0013a6f3" style:font-size-asian="13pt" style:font-size-complex="13pt"/>
    </style:style>
    <style:style style:name="P32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P3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3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officeooo:paragraph-rsid="001aacfb" style:font-size-asian="13pt" style:font-weight-asian="bold" style:font-size-complex="13pt"/>
    </style:style>
    <style:style style:name="P3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36" style:family="paragraph" style:parent-style-name="Preformatted_20_Text">
      <style:paragraph-properties fo:margin-left="0cm" fo:margin-right="0.3cm" fo:margin-top="0cm" fo:margin-bottom="0.055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officeooo:paragraph-rsid="000d3da0" style:font-name-asian="Times New Roman1" style:font-size-asian="13pt" style:font-name-complex="Times New Roman1" style:font-size-complex="13pt"/>
    </style:style>
    <style:style style:name="P37" style:family="paragraph" style:parent-style-name="Preformatted_20_Text">
      <style:paragraph-properties fo:margin-left="0cm" fo:margin-right="0.3cm" fo:margin-top="0cm" fo:margin-bottom="0.055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0d3da0" officeooo:paragraph-rsid="000d3da0" style:font-name-asian="Times New Roman1" style:font-size-asian="13pt" style:font-name-complex="Times New Roman1" style:font-size-complex="13pt"/>
    </style:style>
    <style:style style:name="P38" style:family="paragraph" style:parent-style-name="Preformatted_20_Text">
      <style:paragraph-properties fo:margin-left="0cm" fo:margin-right="0.3cm" fo:margin-top="0cm" fo:margin-bottom="0.055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40015a" style:font-name="Times New Roman" fo:font-size="13pt" fo:letter-spacing="normal" fo:font-style="normal" fo:font-weight="normal" officeooo:rsid="000d3da0" officeooo:paragraph-rsid="00152b44" style:font-name-asian="Times New Roman1" style:font-size-asian="13pt" style:font-name-complex="Times New Roman1" style:font-size-complex="13pt"/>
    </style:style>
    <style:style style:name="P3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 fo:padding="0cm" fo:border="non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officeooo:rsid="0015cd31" officeooo:paragraph-rsid="0015cd31" style:font-size-asian="13pt" style:font-weight-asian="bold" style:font-size-complex="13pt" style:font-weight-complex="bold"/>
    </style:style>
    <style:style style:name="P40" style:family="paragraph" style:parent-style-name="Preformatted_20_Text">
      <style:paragraph-properties fo:margin-left="0cm" fo:margin-right="0.3cm" fo:margin-top="0cm" fo:margin-bottom="0.499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officeooo:paragraph-rsid="000ec3d3" style:font-name-asian="Times New Roman1" style:font-size-asian="13pt" style:font-name-complex="Times New Roman1" style:font-size-complex="13pt"/>
    </style:style>
    <style:style style:name="P41" style:family="paragraph" style:parent-style-name="Preformatted_20_Text">
      <style:paragraph-properties fo:margin-left="0cm" fo:margin-right="0.3cm" fo:margin-top="0cm" fo:margin-bottom="0.499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0ec3d3" officeooo:paragraph-rsid="000ec3d3" style:font-name-asian="Times New Roman1" style:font-size-asian="13pt" style:font-name-complex="Times New Roman1" style:font-size-complex="13pt"/>
    </style:style>
    <style:style style:name="P42" style:family="paragraph" style:parent-style-name="LO-Normal">
      <style:paragraph-properties fo:margin-left="5.17cm" fo:margin-right="5.193cm" fo:margin-top="0cm" fo:margin-bottom="0.076cm" loext:contextual-spacing="false" fo:line-height="191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3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44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5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6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7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48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49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50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1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52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53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54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27ae5" officeooo:paragraph-rsid="00127ae5" style:font-size-asian="13pt" style:font-size-complex="13pt"/>
    </style:style>
    <style:style style:name="P55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4249c" officeooo:paragraph-rsid="0014249c" style:font-size-asian="13pt" style:font-size-complex="13pt"/>
    </style:style>
    <style:style style:name="P56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52b44" officeooo:paragraph-rsid="00152b44" style:font-size-asian="13pt" style:font-size-complex="13pt"/>
    </style:style>
    <style:style style:name="P57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58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157408" officeooo:paragraph-rsid="00157408" style:font-size-asian="13pt" style:font-size-complex="13pt"/>
    </style:style>
    <style:style style:name="P59" style:family="paragraph" style:parent-style-name="Preformatted_20_Text">
      <style:paragraph-properties fo:margin-left="0cm" fo:margin-right="0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127ae5" officeooo:paragraph-rsid="00127ae5" style:font-size-asian="13pt" style:font-size-complex="13pt"/>
    </style:style>
    <style:style style:name="P60" style:family="paragraph" style:parent-style-name="Preformatted_20_Text">
      <style:paragraph-properties fo:margin-left="0cm" fo:margin-right="0cm" fo:text-indent="1cm" style:auto-text-indent="false" fo:padding="0cm" fo:border="none"/>
      <style:text-properties style:font-name="Times New Roman" fo:font-size="13pt" fo:language="en" fo:country="US" style:font-size-asian="13pt" style:font-size-complex="13pt"/>
    </style:style>
    <style:style style:name="P61" style:family="paragraph" style:parent-style-name="Contents_20_1">
      <style:paragraph-properties>
        <style:tab-stops>
          <style:tab-stop style:position="18.21cm" style:type="right" style:leader-style="dotted" style:leader-text="."/>
        </style:tab-stops>
      </style:paragraph-properties>
    </style:style>
    <style:style style:name="P62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63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64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65" style:family="paragraph" style:parent-style-name="Preformatted_20_Text">
      <style:paragraph-properties fo:orphans="2" fo:widows="2"/>
      <style:text-properties style:font-name="Times New Roman" fo:font-size="13pt" style:font-size-asian="13pt" style:font-size-complex="13pt"/>
    </style:style>
    <style:style style:name="P66" style:family="paragraph" style:parent-style-name="Preformatted_20_Text">
      <style:paragraph-properties fo:orphans="2" fo:widows="2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6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6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10707c" style:font-size-asian="13pt" style:font-size-complex="13pt"/>
    </style:style>
    <style:style style:name="P7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officeooo:rsid="0010707c" officeooo:paragraph-rsid="0010707c" style:font-size-asian="13pt" style:font-size-complex="13pt"/>
    </style:style>
    <style:style style:name="P7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72" style:family="paragraph" style:parent-style-name="Preformatted_20_Text">
      <style:paragraph-properties fo:margin-top="0cm" fo:margin-bottom="0.499cm" loext:contextual-spacing="false" fo:orphans="2" fo:widows="2"/>
      <style:text-properties style:font-name="Times New Roman" fo:font-size="13pt" style:font-size-asian="13pt" style:font-size-complex="13pt"/>
    </style:style>
    <style:style style:name="P73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6%" fo:text-align="start" style:justify-single-word="false" fo:orphans="2" fo:widows="2" fo:hyphenation-ladder-count="no-limit" fo:text-indent="1.101cm" style:auto-text-indent="false" style:page-number="auto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0c8430" style:font-size-asian="13pt" style:font-weight-asian="normal" style:font-size-complex="13pt" style:font-weight-complex="normal" fo:hyphenate="false" fo:hyphenation-remain-char-count="2" fo:hyphenation-push-char-count="2"/>
    </style:style>
    <style:style style:name="P74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75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76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77" style:family="paragraph" style:parent-style-name="Heading_20_1">
      <style:text-properties officeooo:paragraph-rsid="001c0520"/>
    </style:style>
    <style:style style:name="P78" style:family="paragraph" style:parent-style-name="Heading_20_1">
      <style:text-properties style:font-name="Times New Roman" fo:font-size="14pt" style:font-size-asian="14pt" style:font-name-complex="Times New Roman1" style:font-size-complex="14pt"/>
    </style:style>
    <style:style style:name="P79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1" style:font-size-complex="14pt"/>
    </style:style>
    <style:style style:name="P80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127ae5" officeooo:paragraph-rsid="0010707c" style:font-name-asian="Times New Roman1" style:font-size-asian="13pt" style:font-weight-asian="normal" style:font-name-complex="Times New Roman1" style:font-size-complex="13pt" style:font-weight-complex="normal"/>
    </style:style>
    <style:style style:name="P81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82" style:family="paragraph" style:parent-style-name="Text_20_body" style:list-style-name="L2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 loext:padding="0cm" loext:border="none"/>
    </style:style>
    <style:style style:name="P83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84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85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8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27ae5" officeooo:paragraph-rsid="00127ae5" style:font-size-asian="13pt" style:font-size-complex="13pt"/>
    </style:style>
    <style:style style:name="P87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01cm" style:auto-text-indent="false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0c8430" officeooo:paragraph-rsid="000c8430" style:font-name-asian="Times New Roman1" style:font-size-asian="13pt" style:font-weight-asian="normal" style:font-name-complex="Times New Roman1" style:font-size-complex="13pt" style:font-weight-complex="normal" fo:hyphenate="false" fo:hyphenation-remain-char-count="2" fo:hyphenation-push-char-count="2"/>
    </style:style>
    <style:style style:name="P88" style:family="paragraph" style:parent-style-name="Preformatted_20_Text">
      <style:paragraph-properties fo:margin-left="0cm" fo:margin-right="0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20e99f" officeooo:paragraph-rsid="0020e99f" style:font-size-asian="13pt" style:font-size-complex="13pt"/>
    </style:style>
    <style:style style:name="P89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90" style:family="paragraph" style:parent-style-name="Contents_20_Heading" style:master-page-name="Converted1">
      <style:paragraph-properties style:page-number="auto"/>
      <style:text-properties fo:background-color="transparent"/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weight="bold" style:font-weight-asian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officeooo:rsid="000a4713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en" fo:country="US" fo:font-weight="bold" officeooo:rsid="000aaa16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10707c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officeooo:rsid="0011b247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officeooo:rsid="00127ae5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officeooo:rsid="0014249c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weight="bold" officeooo:rsid="0015cd31" style:font-size-asian="14pt" style:font-weight-asian="bold" style:font-size-complex="14pt" style:font-weight-complex="bold"/>
    </style:style>
    <style:style style:name="T14" style:family="text">
      <style:text-properties style:font-name="Times New Roman" fo:font-size="14pt" fo:font-weight="bold" officeooo:rsid="000c8430" style:font-size-asian="14pt" style:font-weight-asian="bold" style:font-size-complex="14pt" style:font-weight-complex="bold"/>
    </style:style>
    <style:style style:name="T15" style:family="text">
      <style:text-properties fo:color="#000000" style:font-name-asian="Times New Roman1" style:font-name-complex="Times New Roman1"/>
    </style:style>
    <style:style style:name="T16" style:family="text">
      <style:text-properties fo:color="#000000" fo:language="en" fo:country="US"/>
    </style:style>
    <style:style style:name="T17" style:family="text">
      <style:text-properties fo:color="#000000" fo:font-weight="normal" officeooo:rsid="001aacfb" style:font-weight-asian="normal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style:font-name-asian="Times New Roman1" style:font-name-complex="Times New Roman1"/>
    </style:style>
    <style:style style:name="T21" style:family="text">
      <style:text-properties fo:language="en" fo:country="US" officeooo:rsid="000c8430" style:font-name-asian="Times New Roman1" style:font-name-complex="Times New Roman1"/>
    </style:style>
    <style:style style:name="T22" style:family="text">
      <style:text-properties fo:language="en" fo:country="US" style:font-name-asian="Times New Roman1" style:font-name-complex="Times New Roman1" style:font-weight-complex="bold"/>
    </style:style>
    <style:style style:name="T23" style:family="text">
      <style:text-properties fo:language="en" fo:country="US" fo:background-color="transparent" loext:char-shading-value="0" style:font-name-asian="Times New Roman1" style:font-name-complex="Times New Roman1"/>
    </style:style>
    <style:style style:name="T24" style:family="text">
      <style:text-properties fo:language="en" fo:country="US" officeooo:rsid="0014249c"/>
    </style:style>
    <style:style style:name="T25" style:family="text">
      <style:text-properties fo:color="#406080" fo:language="en" fo:country="US" style:font-name-asian="Times New Roman1" style:font-name-complex="Times New Roman1"/>
    </style:style>
    <style:style style:name="T26" style:family="text">
      <style:text-properties fo:color="#800000" fo:language="en" fo:country="US" style:font-name-asian="Times New Roman1" style:font-name-complex="Times New Roman1" style:font-weight-complex="bold"/>
    </style:style>
    <style:style style:name="T27" style:family="text">
      <style:text-properties officeooo:rsid="000a4713"/>
    </style:style>
    <style:style style:name="T28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30" style:family="text">
      <style:text-properties fo:font-variant="normal" fo:text-transform="none" fo:color="#000000" style:font-name="Times New Roman" fo:font-size="13pt" fo:letter-spacing="normal" fo:font-style="normal" fo:font-weight="normal" officeooo:rsid="000a4713" style:font-size-asian="13pt" style:font-size-complex="13pt"/>
    </style:style>
    <style:style style:name="T31" style:family="text">
      <style:text-properties fo:font-variant="normal" fo:text-transform="none" fo:color="#000000" style:font-name="Times New Roman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32" style:family="text">
      <style:text-properties fo:font-variant="normal" fo:text-transform="none" fo:color="#000000" fo:letter-spacing="normal" fo:font-style="normal" fo:font-weight="normal"/>
    </style:style>
    <style:style style:name="T3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4" style:family="text">
      <style:text-properties fo:font-variant="normal" fo:text-transform="none" fo:color="#00000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35" style:family="text">
      <style:text-properties fo:font-variant="normal" fo:text-transform="none" fo:color="#000000" fo:letter-spacing="normal" fo:language="en" fo:country="US" fo:font-style="normal" fo:font-weight="normal" officeooo:rsid="0010707c" style:font-name-asian="Times New Roman1" style:font-weight-asian="normal" style:font-name-complex="Times New Roman1" style:font-weight-complex="normal"/>
    </style:style>
    <style:style style:name="T36" style:family="text">
      <style:text-properties fo:font-variant="normal" fo:text-transform="none" fo:color="#000000" fo:letter-spacing="normal" fo:language="en" fo:country="US" fo:font-style="normal" fo:font-weight="normal" officeooo:rsid="00127ae5" style:font-name-asian="Times New Roman1" style:font-weight-asian="normal" style:font-name-complex="Times New Roman1" style:font-weight-complex="normal"/>
    </style:style>
    <style:style style:name="T37" style:family="text">
      <style:text-properties fo:font-variant="normal" fo:text-transform="none" fo:color="#000000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38" style:family="text">
      <style:text-properties fo:font-variant="normal" fo:text-transform="none" fo:color="#7f0055" fo:letter-spacing="normal" fo:font-style="normal" fo:font-weight="normal"/>
    </style:style>
    <style:style style:name="T39" style:family="text">
      <style:text-properties fo:font-variant="normal" fo:text-transform="none" fo:color="#7f0055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7f0055" fo:letter-spacing="normal" fo:font-style="normal" fo:font-weight="bold" officeooo:rsid="0014249c" style:font-weight-asian="bold" style:font-weight-complex="bold"/>
    </style:style>
    <style:style style:name="T41" style:family="text">
      <style:text-properties fo:font-variant="normal" fo:text-transform="none" fo:color="#7f0055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42" style:family="text">
      <style:text-properties fo:font-variant="normal" fo:text-transform="none" fo:color="#406080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43" style:family="text">
      <style:text-properties fo:font-variant="normal" fo:text-transform="none" fo:color="#40608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44" style:family="text">
      <style:text-properties fo:font-variant="normal" fo:text-transform="none" fo:color="#2a00ff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45" style:family="text">
      <style:text-properties fo:font-variant="normal" fo:text-transform="none" fo:color="#2a00ff" style:font-name="Times New Roman" fo:letter-spacing="normal" fo:font-style="normal" fo:font-weight="normal"/>
    </style:style>
    <style:style style:name="T46" style:family="text">
      <style:text-properties fo:font-variant="normal" fo:text-transform="none" fo:color="#800000" style:font-name="Times New Roman" fo:letter-spacing="normal" fo:language="en" fo:country="US" fo:font-style="normal" fo:font-weight="normal"/>
    </style:style>
    <style:style style:name="T47" style:family="text">
      <style:text-properties fo:font-style="normal" fo:font-weight="normal"/>
    </style:style>
    <style:style style:name="T48" style:family="text">
      <style:text-properties fo:font-style="normal" fo:font-weight="normal" officeooo:rsid="000d3da0"/>
    </style:style>
    <style:style style:name="T49" style:family="text">
      <style:text-properties fo:font-style="normal" fo:font-weight="normal" officeooo:rsid="000ec3d3"/>
    </style:style>
    <style:style style:name="T50" style:family="text">
      <style:text-properties fo:font-style="normal" fo:font-weight="normal" officeooo:rsid="0011b247"/>
    </style:style>
    <style:style style:name="T51" style:family="text">
      <style:text-properties fo:font-style="normal" fo:font-weight="normal" officeooo:rsid="0020e99f"/>
    </style:style>
    <style:style style:name="T52" style:family="text">
      <style:text-properties fo:color="#7f0055"/>
    </style:style>
    <style:style style:name="T53" style:family="text">
      <style:text-properties fo:color="#7f0055" fo:language="en" fo:country="US"/>
    </style:style>
    <style:style style:name="T54" style:family="text">
      <style:text-properties fo:color="#7f0055" fo:language="en" fo:country="US" fo:font-weight="bold"/>
    </style:style>
    <style:style style:name="T55" style:family="text">
      <style:text-properties fo:color="#7f0055" fo:language="en" fo:country="US" fo:font-weight="bold" style:font-name-asian="Times New Roman1" style:font-name-complex="Times New Roman1"/>
    </style:style>
    <style:style style:name="T56" style:family="text">
      <style:text-properties fo:color="#7f0055" fo:language="en" fo:country="US" fo:font-weight="bold" style:font-name-asian="Times New Roman1" style:font-name-complex="Times New Roman1" style:font-weight-complex="bold"/>
    </style:style>
    <style:style style:name="T57" style:family="text">
      <style:text-properties fo:color="#7f0055" fo:font-weight="bold"/>
    </style:style>
    <style:style style:name="T58" style:family="text">
      <style:text-properties fo:color="#7f0055" fo:font-style="normal" fo:font-weight="bold"/>
    </style:style>
    <style:style style:name="T59" style:family="text">
      <style:text-properties fo:color="#2a00ff"/>
    </style:style>
    <style:style style:name="T60" style:family="text">
      <style:text-properties fo:color="#2a00ff" fo:language="en" fo:country="US"/>
    </style:style>
    <style:style style:name="T61" style:family="text">
      <style:text-properties fo:color="#2a00ff" fo:language="en" fo:country="US" style:font-name-asian="Times New Roman1" style:font-name-complex="Times New Roman1" style:font-weight-complex="bold"/>
    </style:style>
    <style:style style:name="T62" style:family="text">
      <style:text-properties fo:color="#2a00ff" fo:font-style="normal" fo:font-weight="normal"/>
    </style:style>
    <style:style style:name="T63" style:family="text">
      <style:text-properties fo:color="#2a00ff" fo:font-style="normal" fo:font-weight="normal" officeooo:rsid="00173277"/>
    </style:style>
    <style:style style:name="T64" style:family="text">
      <style:text-properties fo:color="#2a00ff" style:font-name="Times New Roman"/>
    </style:style>
    <style:style style:name="T65" style:family="text">
      <style:text-properties fo:color="#3f3fbf"/>
    </style:style>
    <style:style style:name="T66" style:family="text">
      <style:text-properties fo:color="#3f3fbf" fo:language="en" fo:country="US"/>
    </style:style>
    <style:style style:name="T67" style:family="text">
      <style:text-properties officeooo:rsid="001aacfb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020e9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2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09109491683919065" text:style-name="WWNum1">
        <text:list-item>
          <text:list>
            <text:list-item>
              <text:h text:style-name="P83" text:outline-level="2"><text:bookmark-start text:name="__RefHeading___Toc2039_692322312"/><text:bookmark-start text:name="_Toc495122333"/>МИНОБРНАУКИ РОССИИ<text:bookmark-end text:name="__RefHeading___Toc2039_692322312"/><text:bookmark-end text:name="_Toc495122333"/></text:h>
            </text:list-item>
          </text:list>
        </text:list-item>
      </text:list>
      <text:p text:style-name="P74">САНКТ-ПЕТЕРБУРГСКИЙ ГОСУДАРСТВЕННЫЙ</text:p>
      <text:p text:style-name="P75">ЭЛЕКТРОТЕХНИЧЕСКИЙ УНИВЕРСИТЕТ</text:p>
      <text:p text:style-name="P76">«ЛЭТИ» ИМ. В.И. УЛЬЯНОВА (ЛЕНИНА)</text:p>
      <text:p text:style-name="P43">Кафедра МОЭВМ</text:p>
      <text:p text:style-name="P44"><text:s/></text:p>
      <text:p text:style-name="P48"><text:s/></text:p>
      <text:p text:style-name="P45"><text:s/></text:p>
      <text:p text:style-name="P46"><text:s/></text:p>
      <text:list xml:id="list125454378909546" text:continue-numbering="true" text:style-name="WWNum1">
        <text:list-item>
          <text:list>
            <text:list-item>
              <text:h text:style-name="P84" text:outline-level="2"><text:bookmark-start text:name="__RefHeading___Toc2041_692322312"/><text:bookmark-start text:name="_Toc495122334"/>ОТЧЕТ<text:bookmark-end text:name="__RefHeading___Toc2041_692322312"/><text:bookmark-end text:name="_Toc495122334"/></text:h>
            </text:list-item>
          </text:list>
        </text:list-item>
      </text:list>
      <text:p text:style-name="P42"><text:span text:style-name="T2">по лабораторной работе</text:span><text:span text:style-name="T4"> </text:span>№<text:span text:style-name="T27">3</text:span><text:span text:style-name="T2"> по дисциплине «Программирование»</text:span></text:p>
      <text:list xml:id="list125454276195114" text:continue-numbering="true" text:style-name="WWNum1">
        <text:list-item>
          <text:list>
            <text:list-item>
              <text:h text:style-name="P85" text:outline-level="2"><text:bookmark-start text:name="__RefHeading___Toc2043_692322312"/><text:bookmark-start text:name="_Toc495122335"/>ТЕМА: <text:bookmark-end text:name="_Toc495122335"/><text:span text:style-name="T28">Использование указателей</text:span><text:bookmark-end text:name="__RefHeading___Toc2043_692322312"/></text:h>
            </text:list-item>
            <text:list-item>
              <text:h text:style-name="P85" text:outline-level="2"/>
            </text:list-item>
          </text:list>
        </text:list-item>
      </text:list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6304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49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50"><text:s/></text:p>
          </table:table-cell>
          <table:table-cell table:style-name="Таблица1.A2" office:value-type="string">
            <text:p text:style-name="P51">Берленко Т.А.</text:p>
          </table:table-cell>
        </table:table-row>
      </table:table>
      <text:p text:style-name="P45"/>
      <text:p text:style-name="P52">Санкт-Петербург</text:p>
      <text:p text:style-name="P53">2017</text:p>
      <text:p text:style-name="P53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0">Оглавление</text:p>
          </text:index-title>
          <text:p text:style-name="P61"><text:a xlink:type="simple" xlink:href="#__RefHeading___Toc1709_692322312" text:style-name="Index_20_Link" text:visited-style-name="Index_20_Link"><text:span text:style-name="T68">Ц</text:span></text:a><text:a xlink:type="simple" xlink:href="#__RefHeading___Toc1709_692322312" text:style-name="Index_20_Link" text:visited-style-name="Index_20_Link"><text:span text:style-name="T68">ел</text:span></text:a><text:a xlink:type="simple" xlink:href="#__RefHeading___Toc1709_692322312" text:style-name="Index_20_Link" text:visited-style-name="Index_20_Link"><text:span text:style-name="T68">ь</text:span></text:a><text:a xlink:type="simple" xlink:href="#__RefHeading___Toc1709_692322312" text:style-name="Index_20_Link" text:visited-style-name="Index_20_Link"><text:span text:style-name="T68"> работы<text:tab/>3</text:span></text:a></text:p>
          <text:p text:style-name="P61"><text:a xlink:type="simple" xlink:href="#__RefHeading___Toc1711_692322312" text:style-name="Index_20_Link" text:visited-style-name="Index_20_Link"><text:span text:style-name="T68">Ход работы<text:tab/>4</text:span></text:a></text:p>
          <text:p text:style-name="P61"><text:a xlink:type="simple" xlink:href="#__RefHeading___Toc1713_692322312" text:style-name="Index_20_Link" text:visited-style-name="Index_20_Link"><text:span text:style-name="T68"><text:s text:c="2"/>Код программы<text:tab/>4</text:span></text:a></text:p>
          <text:p text:style-name="P61"><text:a xlink:type="simple" xlink:href="#__RefHeading___Toc1715_692322312" text:style-name="Index_20_Link" text:visited-style-name="Index_20_Link"><text:span text:style-name="T68"><text:s text:c="2"/>Директивы препроцессора<text:tab/>6</text:span></text:a></text:p>
          <text:p text:style-name="P61"><text:a xlink:type="simple" xlink:href="#__RefHeading___Toc1717_692322312" text:style-name="Index_20_Link" text:visited-style-name="Index_20_Link"><text:span text:style-name="T68"><text:s text:c="2"/>Объявление вспомогательных функций<text:tab/>6</text:span></text:a></text:p>
          <text:p text:style-name="P61"><text:span text:style-name="T68"><text:s text:c="2"/></text:span><text:a xlink:type="simple" xlink:href="#__RefHeading___Toc1719_692322312" text:style-name="Index_20_Link" text:visited-style-name="Index_20_Link"><text:span text:style-name="T68">Инициализация переменных<text:tab/>6</text:span></text:a></text:p>
          <text:p text:style-name="P61"><text:span text:style-name="T68"><text:s text:c="2"/></text:span><text:a xlink:type="simple" xlink:href="#__RefHeading___Toc1721_692322312" text:style-name="Index_20_Link" text:visited-style-name="Index_20_Link"><text:span text:style-name="T68">Посимвольное считывание<text:tab/>7</text:span></text:a></text:p>
          <text:p text:style-name="P61"><text:span text:style-name="T68"><text:s/></text:span><text:a xlink:type="simple" xlink:href="#__RefHeading___Toc1723_692322312" text:style-name="Index_20_Link" text:visited-style-name="Index_20_Link"><text:span text:style-name="T68"><text:s/>Удаления предложения с 7<text:tab/>8</text:span></text:a></text:p>
          <text:p text:style-name="P61"><text:span text:style-name="T68"><text:s/></text:span><text:a xlink:type="simple" xlink:href="#__RefHeading___Toc1725_692322312" text:style-name="Index_20_Link" text:visited-style-name="Index_20_Link"><text:span text:style-name="T68"><text:s/>Конец предложения<text:tab/>8</text:span></text:a></text:p>
          <text:p text:style-name="P61"><text:span text:style-name="T68"><text:s/></text:span><text:a xlink:type="simple" xlink:href="#__RefHeading___Toc1727_692322312" text:style-name="Index_20_Link" text:visited-style-name="Index_20_Link"><text:span text:style-name="T68"><text:s/>is_end<text:tab/>9</text:span></text:a></text:p>
          <text:p text:style-name="P61"><text:span text:style-name="T68"><text:s/></text:span><text:a xlink:type="simple" xlink:href="#__RefHeading___Toc2045_692322312" text:style-name="Index_20_Link" text:visited-style-name="Index_20_Link"><text:span text:style-name="T68"><text:s/>buffer_realloc<text:tab/>9</text:span></text:a></text:p>
          <text:p text:style-name="P61"><text:a xlink:type="simple" xlink:href="#__RefHeading___Toc1731_692322312" text:style-name="Index_20_Link" text:visited-style-name="Index_20_Link"><text:span text:style-name="T68">Вывод<text:tab/>10</text:span></text:a></text:p>
        </text:index-body>
      </text:table-of-content>
      <text:p text:style-name="P89"/>
      <text:p text:style-name="P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2"/>
      <text:p text:style-name="P7"/>
      <text:h text:style-name="P78" text:outline-level="1"><text:bookmark-start text:name="__RefHeading___Toc1709_692322312"/><text:bookmark-start text:name="_Toc495122336"/><text:soft-page-break/>Цель работы<text:bookmark-end text:name="__RefHeading___Toc1709_692322312"/><text:bookmark-end text:name="_Toc495122336"/></text:h>
      <text:p text:style-name="P33"/>
      <text:p text:style-name="P25"><text:span text:style-name="Source_20_Text"><text:span text:style-name="T29">Напи</text:span></text:span><text:span text:style-name="Source_20_Text"><text:span text:style-name="T30">сать</text:span></text:span><text:span text:style-name="Source_20_Text"><text:span text:style-name="T29"> программу, которая форматирует некоторый текст и выводит результат на консоль.</text:span></text:span></text:p>
      <text:p text:style-name="P3">На вход программе подается текст который заканчивается предложением "Dragon flew away!".</text:p>
      <text:p text:style-name="P3">Предложение (кроме последнего) может заканчиваться на:</text:p>
      <text:list xml:id="list7944640551042261167" text:style-name="L1">
        <text:list-item>
          <text:p text:style-name="P81">. (точка)</text:p>
        </text:list-item>
        <text:list-item>
          <text:p text:style-name="P81">; (точка с запятой)</text:p>
        </text:list-item>
        <text:list-item>
          <text:p text:style-name="P81">? (вопросительный знак)</text:p>
        </text:list-item>
      </text:list>
      <text:p text:style-name="P3">Программа должна изменить и вывести текст следующим образом:</text:p>
      <text:list xml:id="list2154169139500801805" text:style-name="L2">
        <text:list-item>
          <text:p text:style-name="P82">Каждое предложение должно начинаться с новой строки.</text:p>
        </text:list-item>
        <text:list-item>
          <text:p text:style-name="P82">Табуляция в начале предложения должна быть удалена.</text:p>
        </text:list-item>
        <text:list-item>
          <text:p text:style-name="P82">Все предложения, в которых есть цифра 7, должны быть удалены.</text:p>
        </text:list-item>
        <text:list-item>
          <text:p text:style-name="P82">Текст должен заканчиваться фразой "Количество предложений до n и количество предложений после m", где n - количество предложений в изначальном тексте (<text:span text:style-name="T1">без учета </text:span>терминального предложения "Dragon flew away!") и m - количество предложений в отформатированном тексте (без учета предложения про количество из данного пункта).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1" text:outline-level="1"><text:bookmark-start text:name="__RefHeading___Toc1711_692322312"/><text:bookmark-start text:name="_Toc495122337"/><text:soft-page-break/><text:span text:style-name="Source_20_Text"><text:span text:style-name="T5">Ход</text:span></text:span><text:span text:style-name="Source_20_Text"><text:span text:style-name="T6"> </text:span></text:span><text:span text:style-name="Source_20_Text"><text:span text:style-name="T5">работы</text:span></text:span><text:bookmark-end text:name="__RefHeading___Toc1711_692322312"/><text:bookmark-end text:name="_Toc495122337"/></text:h>
      <text:h text:style-name="Heading_20_1" text:outline-level="1"><text:bookmark-start text:name="__RefHeading___Toc1713_692322312"/><text:span text:style-name="T3"><text:s/>· </text:span><text:span text:style-name="T13">Код программы </text:span><text:bookmark-end text:name="__RefHeading___Toc1713_692322312"/></text:h>
      <text:p text:style-name="P39"><draw:line text:anchor-type="paragraph" draw:z-index="16" draw:name="Фигура1" draw:style-name="gr1" draw:text-style-name="P91" svg:x1="-2.697cm" svg:y1="0.231cm" svg:x2="19.106cm" svg:y2="0.069cm"><text:p/></draw:line></text:p>
      <text:p text:style-name="P5"><text:span text:style-name="T52">#include </text:span><text:span text:style-name="T59">&lt;</text:span><text:span text:style-name="T65">stdio.h</text:span><text:span text:style-name="T59">&gt;</text:span></text:p>
      <text:p text:style-name="P62"><text:span text:style-name="T52">#include </text:span><text:span text:style-name="T59">&lt;</text:span><text:span text:style-name="T65">string.h</text:span><text:span text:style-name="T59">&gt;</text:span></text:p>
      <text:p text:style-name="P62"><text:span text:style-name="T52">#include </text:span><text:span text:style-name="T59">&lt;</text:span><text:span text:style-name="T65">stdlib.h</text:span><text:span text:style-name="T59">&gt;</text:span></text:p>
      <text:p text:style-name="P65"/>
      <text:p text:style-name="P64">#define FACTOR 1.62</text:p>
      <text:p text:style-name="P62"><text:span text:style-name="T52">#define END </text:span><text:span text:style-name="T59">"Dragon flew away!"</text:span></text:p>
      <text:p text:style-name="P64">#define FIRST_ALLOC_LEN 50</text:p>
      <text:p text:style-name="P65"/>
      <text:p text:style-name="P62"><text:span text:style-name="T57">int</text:span> is_end(<text:span text:style-name="T57">char</text:span> <text:span text:style-name="T57">const</text:span>* text, <text:span text:style-name="T57">char</text:span> <text:span text:style-name="T57">const</text:span>* end);</text:p>
      <text:p text:style-name="P65"/>
      <text:p text:style-name="P62"><text:span text:style-name="T57">int</text:span> buffer_realloc(<text:span text:style-name="T57">char</text:span>** text, <text:span text:style-name="T57">int</text:span> text_len);</text:p>
      <text:p text:style-name="P65"/>
      <text:p text:style-name="P62"><text:span text:style-name="T57">int</text:span> <text:span text:style-name="T57">main</text:span>() {</text:p>
      <text:p text:style-name="P63"><text:s text:c="4"/><text:span text:style-name="T58">int</text:span><text:span text:style-name="T47"> before_edit = 0; </text:span></text:p>
      <text:p text:style-name="P63"><text:s text:c="4"/><text:span text:style-name="T58">int</text:span><text:span text:style-name="T47"> after_edit = 0;</text:span></text:p>
      <text:p text:style-name="P63"><text:s text:c="4"/><text:span text:style-name="T58">char</text:span><text:span text:style-name="T47">* text = (</text:span><text:span text:style-name="T58">char</text:span><text:span text:style-name="T47">*)</text:span><text:span text:style-name="T58">calloc</text:span><text:span text:style-name="T47">(FIRST_ALLOC_LEN, </text:span><text:span text:style-name="T58">sizeof</text:span><text:span text:style-name="T47">(</text:span><text:span text:style-name="T58">char</text:span><text:span text:style-name="T47">));</text:span></text:p>
      <text:p text:style-name="P63"><text:s text:c="4"/><text:span text:style-name="T58">int</text:span><text:span text:style-name="T47"> text_len = FIRST_ALLOC_LEN;</text:span></text:p>
      <text:p text:style-name="P63"><text:s text:c="4"/><text:span text:style-name="T58">char</text:span><text:span text:style-name="T47">* end = END;</text:span></text:p>
      <text:p text:style-name="P63"><text:s text:c="4"/><text:span text:style-name="T58">int</text:span><text:span text:style-name="T47"> end_len = </text:span><text:span text:style-name="T58">strlen</text:span><text:span text:style-name="T47">(end);</text:span></text:p>
      <text:p text:style-name="P65"/>
      <text:p text:style-name="P63"><text:s text:c="4"/><text:span text:style-name="T58">int</text:span><text:span text:style-name="T47"> sentence_begin = 0;</text:span></text:p>
      <text:p text:style-name="P63"><text:s text:c="4"/><text:span text:style-name="T58">int</text:span><text:span text:style-name="T47"> text_index = 0;</text:span></text:p>
      <text:p text:style-name="P63"><text:s text:c="4"/><text:span text:style-name="T58">char</text:span><text:span text:style-name="T47"> c = 0;</text:span></text:p>
      <text:p text:style-name="P63"><text:s text:c="4"/><text:span text:style-name="T58">while</text:span><text:span text:style-name="T47"> (c = </text:span><text:span text:style-name="T58">getchar</text:span><text:span text:style-name="T47">()) {</text:span></text:p>
      <text:p text:style-name="P63"><text:s text:c="8"/><text:span text:style-name="T58">if</text:span><text:span text:style-name="T47"> (text_index == sentence_begin &amp;&amp; (c == </text:span><text:span text:style-name="T62">'\t'</text:span><text:span text:style-name="T47"> || c == </text:span><text:span text:style-name="T62">'\n'</text:span><text:span text:style-name="T47"> || c == </text:span><text:span text:style-name="T62">' '</text:span><text:span text:style-name="T47">)) { </text:span><text:span text:style-name="T58">continue</text:span><text:span text:style-name="T47">; }</text:span></text:p>
      <text:p text:style-name="P65"/>
      <text:p text:style-name="P63"><text:s text:c="8"/><text:span text:style-name="T58">if</text:span><text:span text:style-name="T47"> (c != </text:span><text:span text:style-name="T62">'.'</text:span><text:span text:style-name="T47"> &amp;&amp; c != </text:span><text:span text:style-name="T62">';'</text:span><text:span text:style-name="T47"> &amp;&amp; c != </text:span><text:span text:style-name="T62">'?'</text:span><text:span text:style-name="T47"> &amp;&amp; c != </text:span><text:span text:style-name="T62">'7'</text:span><text:span text:style-name="T47">) {</text:span></text:p>
      <text:p text:style-name="P63"><text:s text:c="12"/><text:span text:style-name="T58">if</text:span><text:span text:style-name="T47"> (text_index == text_len) { text_len = buffer_realloc(</text:span><text:span text:style-name="T51">&amp;</text:span><text:span text:style-name="T47">text, text_len); }</text:span></text:p>
      <text:p text:style-name="P65"/>
      <text:p text:style-name="P63"><text:s text:c="12"/><text:span text:style-name="T47">text[text_index++] = c;</text:span></text:p>
      <text:p text:style-name="P65"/>
      <text:p text:style-name="P63"><text:s text:c="12"/><text:span text:style-name="T58">if</text:span><text:span text:style-name="T47"> (c == end[end_len - 1] &amp;&amp; is_end(text, end)) {</text:span></text:p>
      <text:p text:style-name="P63"><text:s text:c="16"/><text:span text:style-name="T58">printf</text:span><text:span text:style-name="T47">(</text:span><text:span text:style-name="T62">"%s\n"</text:span><text:span text:style-name="T47">, text);</text:span></text:p>
      <text:p text:style-name="P63"><text:s text:c="16"/><text:span text:style-name="T58">break</text:span><text:span text:style-name="T47">;</text:span></text:p>
      <text:p text:style-name="P63"><text:s text:c="12"/><text:span text:style-name="T47">}</text:span></text:p>
      <text:p text:style-name="P63"><text:s text:c="8"/><text:span text:style-name="T47">} </text:span><text:span text:style-name="T58">else</text:span><text:span text:style-name="T47"> </text:span><text:span text:style-name="T58">if</text:span><text:span text:style-name="T47"> (c == </text:span><text:span text:style-name="T62">'7'</text:span><text:span text:style-name="T47">) {</text:span></text:p>
      <text:p text:style-name="P63"><text:s text:c="12"/><text:span text:style-name="T58">while</text:span><text:span text:style-name="T47"> ((c = </text:span><text:span text:style-name="T58">getchar</text:span><text:span text:style-name="T47">()) != </text:span><text:span text:style-name="T62">'.'</text:span><text:span text:style-name="T47"> &amp;&amp; c != </text:span><text:span text:style-name="T62">';'</text:span><text:span text:style-name="T47"> &amp;&amp; c != </text:span><text:span text:style-name="T62">'?'</text:span><text:span text:style-name="T47">);</text:span></text:p>
      <text:p text:style-name="P63"><text:s text:c="12"/><text:span text:style-name="T47">++before_edit;</text:span></text:p>
      <text:p text:style-name="P65"/>
      <text:p text:style-name="P63"><text:s text:c="12"/><text:span text:style-name="T47">text_index = sentence_begin;</text:span></text:p>
      <text:p text:style-name="P63"><text:s text:c="8"/><text:span text:style-name="T47">} </text:span><text:span text:style-name="T58">else</text:span><text:span text:style-name="T47"> {</text:span></text:p>
      <text:p text:style-name="P63"><text:s text:c="12"/><text:span text:style-name="T47">++after_edit;</text:span></text:p>
      <text:p text:style-name="P63"><text:s text:c="12"/><text:span text:style-name="T47">++before_edit;</text:span></text:p>
      <text:p text:style-name="P65"/>
      <text:p text:style-name="P63"><text:soft-page-break/><text:s text:c="12"/><text:span text:style-name="T58">if</text:span><text:span text:style-name="T47"> (text_index == text_len - 1) { text_len = buffer_realloc(</text:span><text:span text:style-name="T51">&amp;</text:span><text:span text:style-name="T47">text, text_len); } </text:span></text:p>
      <text:p text:style-name="P63"><text:s text:c="12"/><text:span text:style-name="T47">text[text_index++] = c;</text:span></text:p>
      <text:p text:style-name="P63"><text:s text:c="12"/><text:span text:style-name="T47">text[text_index++] = </text:span><text:span text:style-name="T62">'\n'</text:span><text:span text:style-name="T47">;</text:span></text:p>
      <text:p text:style-name="P65"/>
      <text:p text:style-name="P63"><text:s text:c="12"/><text:span text:style-name="T47">sentence_begin = text_index;</text:span></text:p>
      <text:p text:style-name="P63"><text:s text:c="8"/><text:span text:style-name="T47">}</text:span></text:p>
      <text:p text:style-name="P63"><text:s text:c="4"/><text:span text:style-name="T47">}</text:span></text:p>
      <text:p text:style-name="P65"/>
      <text:p text:style-name="P63"><text:s text:c="4"/><text:span text:style-name="T58">printf</text:span><text:span text:style-name="T47">(</text:span><text:span text:style-name="T62">"</text:span><text:span text:style-name="T63">Количество предложений до %d количество предложений после %d</text:span><text:span text:style-name="T62">"</text:span><text:span text:style-name="T47">, before_edit, after_edit);</text:span></text:p>
      <text:p text:style-name="P65"/>
      <text:p text:style-name="P63"><text:s text:c="4"/><text:span text:style-name="T58">return</text:span><text:span text:style-name="T47"> 0;</text:span></text:p>
      <text:p text:style-name="P62">}</text:p>
      <text:p text:style-name="P65"/>
      <text:p text:style-name="P62"><text:span text:style-name="T57">int</text:span> is_end(<text:span text:style-name="T57">char</text:span> <text:span text:style-name="T57">const</text:span>* text, <text:span text:style-name="T57">char</text:span> <text:span text:style-name="T57">const</text:span>* end) {</text:p>
      <text:p text:style-name="P63"><text:s text:c="4"/><text:span text:style-name="T58">int</text:span><text:span text:style-name="T47"> text_size = </text:span><text:span text:style-name="T58">strlen</text:span><text:span text:style-name="T47">(text);</text:span></text:p>
      <text:p text:style-name="P63"><text:s text:c="4"/><text:span text:style-name="T58">int</text:span><text:span text:style-name="T47"> end_size = </text:span><text:span text:style-name="T58">strlen</text:span><text:span text:style-name="T47">(end);</text:span></text:p>
      <text:p text:style-name="P65"/>
      <text:p text:style-name="P63"><text:s text:c="4"/><text:span text:style-name="T58">int</text:span><text:span text:style-name="T47"> j = end_size - 1;</text:span></text:p>
      <text:p text:style-name="P63"><text:s text:c="4"/><text:span text:style-name="T58">int</text:span><text:span text:style-name="T47"> i = 0;</text:span></text:p>
      <text:p text:style-name="P63"><text:s text:c="4"/><text:span text:style-name="T58">for</text:span><text:span text:style-name="T47"> (i = text_size - 1; i != text_size - end_size - 1; --i, --j) {</text:span></text:p>
      <text:p text:style-name="P63"><text:s text:c="8"/><text:span text:style-name="T58">if</text:span><text:span text:style-name="T47"> (text[i] != end[j]) { </text:span><text:span text:style-name="T58">return</text:span><text:span text:style-name="T47"> 0; }</text:span></text:p>
      <text:p text:style-name="P63"><text:s text:c="4"/><text:span text:style-name="T47">}</text:span></text:p>
      <text:p text:style-name="P65"/>
      <text:p text:style-name="P63"><text:s text:c="4"/><text:span text:style-name="T58">if</text:span><text:span text:style-name="T47"> (text[i - 1] != </text:span><text:span text:style-name="T62">'.'</text:span><text:span text:style-name="T47"> &amp;&amp; text[i - 1] != </text:span><text:span text:style-name="T62">';'</text:span><text:span text:style-name="T47"> &amp;&amp; text[i - 1] != </text:span><text:span text:style-name="T62">'?'</text:span><text:span text:style-name="T47">) { </text:span><text:span text:style-name="T58">return</text:span><text:span text:style-name="T47"> 0; }</text:span></text:p>
      <text:p text:style-name="P65"/>
      <text:p text:style-name="P63"><text:s text:c="4"/><text:span text:style-name="T58">return</text:span><text:span text:style-name="T47"> 1;</text:span></text:p>
      <text:p text:style-name="P62">}</text:p>
      <text:p text:style-name="P65"/>
      <text:p text:style-name="P62"><text:span text:style-name="T57">int</text:span> buffer_realloc(<text:span text:style-name="T57">char*</text:span>* text, <text:span text:style-name="T57">int</text:span> text_len) {</text:p>
      <text:p text:style-name="P63"><text:s text:c="4"/><text:span text:style-name="T47">text_len = text_len * FACTOR;</text:span></text:p>
      <text:p text:style-name="P63"><text:s text:c="4"/>*<text:span text:style-name="T47">text = </text:span><text:span text:style-name="T58">realloc</text:span><text:span text:style-name="T47">(*text, text_len);</text:span></text:p>
      <text:p text:style-name="P63"><text:s text:c="4"/><text:span text:style-name="T69">(*</text:span><text:span text:style-name="T47">text</text:span><text:span text:style-name="T51">)</text:span><text:span text:style-name="T47">[(</text:span><text:span text:style-name="T58">int</text:span><text:span text:style-name="T47">)(text_len - 1)] = </text:span><text:span text:style-name="T62">'\0'</text:span><text:span text:style-name="T47">;</text:span></text:p>
      <text:p text:style-name="P63"><text:s text:c="4"/><text:span text:style-name="T58">return</text:span><text:span text:style-name="T47"> text_len;</text:span></text:p>
      <text:p text:style-name="P68">}</text:p>
      <text:p text:style-name="P60"><draw:line text:anchor-type="paragraph" draw:z-index="17" draw:name="Фигура1" draw:style-name="gr1" draw:text-style-name="P91" svg:x1="-2.328cm" svg:y1="0.402cm" svg:x2="19.475cm" svg:y2="0.24cm"><text:p/></draw:line></text:p>
      <text:p text:style-name="P6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><text:bookmark-start text:name="__RefHeading___Toc1715_692322312"/><text:soft-page-break/><text:span text:style-name="T19"><text:s/>· </text:span><text:span text:style-name="T7">Директивы препроцессор</text:span><text:span text:style-name="T8">а</text:span><text:bookmark-end text:name="__RefHeading___Toc1715_692322312"/></text:h>
      <text:p text:style-name="P35"><draw:line text:anchor-type="paragraph" draw:z-index="0" draw:name="Фигура1" draw:style-name="gr1" draw:text-style-name="P91" svg:x1="-2.328cm" svg:y1="0.407cm" svg:x2="19.475cm" svg:y2="0.245cm"><text:p/></draw:line></text:p>
      <text:p text:style-name="P10"><text:span text:style-name="T53">#include </text:span><text:span text:style-name="T60">&lt;</text:span><text:span text:style-name="T66">stdio.h</text:span><text:span text:style-name="T60">&gt;</text:span></text:p>
      <text:p text:style-name="P62"><text:span text:style-name="T52">#include </text:span><text:span text:style-name="T59">&lt;</text:span><text:span text:style-name="T65">string.h</text:span><text:span text:style-name="T59">&gt;</text:span></text:p>
      <text:p text:style-name="P62"><text:span text:style-name="T52">#include </text:span><text:span text:style-name="T59">&lt;</text:span><text:span text:style-name="T65">stdlib.h</text:span><text:span text:style-name="T59">&gt;</text:span></text:p>
      <text:p text:style-name="P65"/>
      <text:p text:style-name="P64">#define GOLDSEC 1.62</text:p>
      <text:p text:style-name="P62"><text:span text:style-name="T52">#define END </text:span><text:span text:style-name="T59">"Dragon flew away!"</text:span></text:p>
      <text:p text:style-name="P71">#define FIRST_ALLOC_LEN 50</text:p>
      <text:p text:style-name="P19"><draw:line text:anchor-type="paragraph" draw:z-index="1" draw:name="Фигура2" draw:style-name="gr2" draw:text-style-name="P91" svg:x1="-2.466cm" svg:y1="-0.009cm" svg:x2="19.004cm" svg:y2="-0.009cm"><text:p/></draw:line></text:p>
      <text:p text:style-name="P28"><text:span text:style-name="T27">Подключаются соответствующие библиотеки для использования функций: </text:span><text:span text:style-name="T39">getchar</text:span><text:span text:style-name="T33">(), </text:span><text:span text:style-name="T39">calloc</text:span><text:span text:style-name="T33">(), </text:span><text:span text:style-name="T39">realloc</text:span><text:span text:style-name="T33">(), </text:span><text:span text:style-name="T39">strlen</text:span><text:span text:style-name="T33">()</text:span><text:span text:style-name="T32">.</text:span></text:p>
      <text:p text:style-name="P26"><text:span text:style-name="T32">Определены <text:s/></text:span><text:span text:style-name="T40">FACTOR </text:span><text:span text:style-name="T38">—</text:span><text:span text:style-name="T32"> множитель для реаллокации, <text:s text:c="2"/></text:span><text:span text:style-name="T39">END</text:span><text:span text:style-name="T38"> — </text:span><text:span text:style-name="T32">терминальное предложение, </text:span><text:span text:style-name="T39">FIRST_ALLOC_LEN</text:span><text:span text:style-name="T32"> - начальный размер буфера.</text:span></text:p>
      <text:p text:style-name="P28"/>
      <text:h text:style-name="Heading_20_1" text:outline-level="1"><text:bookmark-start text:name="__RefHeading___Toc1717_692322312"/><text:span text:style-name="T2"><text:s/></text:span><text:span text:style-name="T3">· </text:span><text:span text:style-name="T14">Объявление вспомогательных функций</text:span><text:bookmark-end text:name="__RefHeading___Toc1717_692322312"/></text:h>
      <text:p text:style-name="P20"><draw:line text:anchor-type="paragraph" draw:z-index="2" draw:name="Фигура2" draw:style-name="gr3" draw:text-style-name="P91" svg:x1="-2.242cm" svg:y1="0.208cm" svg:x2="19.475cm" svg:y2="0.208cm"><text:p/></draw:line></text:p>
      <text:p text:style-name="P10"><text:span text:style-name="T55">int</text:span><text:span text:style-name="T25"> </text:span><text:span text:style-name="T23">is_end</text:span><text:span text:style-name="T20">(</text:span><text:span text:style-name="T55">char</text:span><text:span text:style-name="T25"> </text:span><text:span text:style-name="T55">const</text:span><text:span text:style-name="T20">* text</text:span><text:span text:style-name="T25">, </text:span><text:span text:style-name="T55">char</text:span><text:span text:style-name="T25"> </text:span><text:span text:style-name="T55">const</text:span><text:span text:style-name="T20">* end);</text:span></text:p>
      <text:p text:style-name="P66"/>
      <text:p text:style-name="P72"><text:span text:style-name="T39">int</text:span><text:span text:style-name="T33"> buffer_realloc(</text:span><text:span text:style-name="T39">char*</text:span><text:span text:style-name="T33">* text, </text:span><text:span text:style-name="T39">int</text:span><text:span text:style-name="T33"> text_len);</text:span></text:p>
      <text:p text:style-name="P73"><draw:line text:anchor-type="paragraph" draw:z-index="3" draw:name="Фигура2" draw:style-name="gr4" draw:text-style-name="P91" svg:x1="-1.907cm" svg:y1="-0.231cm" svg:x2="19.475cm" svg:y2="-0.231cm"><text:p/></draw:line><text:span text:style-name="T20">is_end</text:span><text:span text:style-name="T25"> –</text:span><text:span text:style-name="T20"> </text:span><text:span text:style-name="T21">проверяет наличие терминальной последовательности в буффере.</text:span></text:p>
      <text:p text:style-name="P87">buffer_realloc – реаллоцирует буффер.</text:p>
      <text:h text:style-name="Heading_20_1" text:outline-level="1"><text:bookmark-start text:name="__RefHeading___Toc1719_692322312"/><text:span text:style-name="T3">· </text:span><text:span text:style-name="T14">Инициализация переменных</text:span><text:bookmark-end text:name="__RefHeading___Toc1719_692322312"/></text:h>
      <text:p text:style-name="P33"><draw:line text:anchor-type="paragraph" draw:z-index="4" draw:name="Фигура2" draw:style-name="gr5" draw:text-style-name="P91" svg:x1="-1.466cm" svg:y1="0.351cm" svg:x2="19.493cm" svg:y2="0.351cm"><text:p/></draw:line></text:p>
      <text:p text:style-name="P11"><text:span text:style-name="T54">int</text:span><text:span text:style-name="T18"> before_edit = 0;</text:span></text:p>
      <text:p text:style-name="P62"><text:span text:style-name="T57">int</text:span> after_edit = 0;</text:p>
      <text:p text:style-name="P62"><text:span text:style-name="T57">char</text:span>* text = (<text:span text:style-name="T57">char</text:span>*)<text:span text:style-name="T57">calloc</text:span>(FIRST_ALLOC_LEN, <text:span text:style-name="T57">sizeof</text:span>(<text:span text:style-name="T57">char</text:span>));</text:p>
      <text:p text:style-name="P62"><text:span text:style-name="T57">int</text:span> text_len = FIRST_ALLOC_LEN;</text:p>
      <text:p text:style-name="P62"><text:span text:style-name="T57">char</text:span>* end = END;</text:p>
      <text:p text:style-name="P62"><text:span text:style-name="T57">int</text:span> end_size = <text:span text:style-name="T57">strlen</text:span>(end);</text:p>
      <text:p text:style-name="P62"><text:span text:style-name="T57">int</text:span> sentence_begin = 0;</text:p>
      <text:p text:style-name="P62"><text:span text:style-name="T57">int</text:span> text_index = 0;</text:p>
      <text:p text:style-name="P67"><text:span text:style-name="T58">char</text:span><text:span text:style-name="T47"> c = 0;</text:span></text:p>
      <text:p text:style-name="P15"><draw:line text:anchor-type="paragraph" draw:z-index="5" draw:name="Фигура2" draw:style-name="gr2" draw:text-style-name="P91" svg:x1="-2.577cm" svg:y1="-0.002cm" svg:x2="19.475cm" svg:y2="-0.002cm"><text:p/></draw:line></text:p>
      <text:p text:style-name="P23">before_edit — количество предложений до редактирования;</text:p>
      <text:p text:style-name="P23">after_edit — количество предложений после редактирования;</text:p>
      <text:p text:style-name="P38">text — буффер, заполняется <text:span text:style-name="T64">'\0'</text:span>.</text:p>
      <text:p text:style-name="P36"><text:span text:style-name="T47">text_len — </text:span><text:span text:style-name="T48">длина буфера</text:span></text:p>
      <text:p text:style-name="P37">end — терминальное предложение</text:p>
      <text:p text:style-name="P40"><text:soft-page-break/><text:span text:style-name="T48">end_size — длина терминального предложени</text:span><text:span text:style-name="T49">я</text:span></text:p>
      <text:p text:style-name="P41">sentence_begin — индекс начала предложения</text:p>
      <text:p text:style-name="P41">text_index — текущий индекс в буффере</text:p>
      <text:p text:style-name="P41">c — для хранения текущего символа</text:p>
      <text:p text:style-name="P34"><text:s/></text:p>
      <text:h text:style-name="Heading_20_1" text:outline-level="1"><text:bookmark-start text:name="__RefHeading___Toc1721_692322312"/><text:span text:style-name="T19">· </text:span><text:span text:style-name="T9">Посимвольное считывание</text:span><text:bookmark-end text:name="__RefHeading___Toc1721_692322312"/></text:h>
      <text:p text:style-name="P35"><draw:line text:anchor-type="paragraph" draw:z-index="6" draw:name="Фигура2" draw:style-name="gr3" draw:text-style-name="P91" svg:x1="-2.175cm" svg:y1="0.305cm" svg:x2="19.912cm" svg:y2="0.305cm"><text:p/></draw:line></text:p>
      <text:p text:style-name="P14"><text:span text:style-name="T41">if</text:span><text:span text:style-name="T42"> </text:span><text:span text:style-name="T34">(text_index == sentence_begin &amp;&amp; (c</text:span><text:span text:style-name="T37"> ==</text:span><text:span text:style-name="T42"> </text:span><text:span text:style-name="T44">'\t'</text:span><text:span text:style-name="T43"> </text:span><text:span text:style-name="T34">|| c ==</text:span><text:span text:style-name="T37"> </text:span><text:span text:style-name="T44">'\n'</text:span><text:span text:style-name="T42"> </text:span><text:span text:style-name="T34">|| c ==</text:span><text:span text:style-name="T42"> </text:span><text:span text:style-name="T44">' '</text:span><text:span text:style-name="T34">))</text:span><text:span text:style-name="T37"> </text:span><text:span text:style-name="T34">{</text:span><text:span text:style-name="T42"> </text:span><text:span text:style-name="T41">continue</text:span><text:span text:style-name="T34">; }</text:span></text:p>
      <text:p text:style-name="P63"><text:s text:c="8"/><text:span text:style-name="T58">if</text:span><text:span text:style-name="T47"> (c != </text:span><text:span text:style-name="T62">'.'</text:span><text:span text:style-name="T47"> &amp;&amp; c != </text:span><text:span text:style-name="T62">';'</text:span><text:span text:style-name="T47"> &amp;&amp; c != </text:span><text:span text:style-name="T62">'?'</text:span><text:span text:style-name="T47"> &amp;&amp; c != </text:span><text:span text:style-name="T62">'7'</text:span><text:span text:style-name="T47">) {</text:span></text:p>
      <text:p text:style-name="P63"><text:s text:c="12"/><text:span text:style-name="T58">if</text:span><text:span text:style-name="T47"> (text_index == text_len) { text_len = buffer_realloc(</text:span><text:span text:style-name="T51">&amp;</text:span><text:span text:style-name="T47">text, text_len); }</text:span></text:p>
      <text:p text:style-name="P65"/>
      <text:p text:style-name="P63"><text:s text:c="12"/><text:span text:style-name="T47">text[text_index++] = c;</text:span></text:p>
      <text:p text:style-name="P65"/>
      <text:p text:style-name="P63"><text:s text:c="12"/><text:span text:style-name="T58">if</text:span><text:span text:style-name="T47"> (c == end[end_size - 1] &amp;&amp; is_end(text, end)) {</text:span></text:p>
      <text:p text:style-name="P63"><text:s text:c="16"/><text:span text:style-name="T58">printf</text:span><text:span text:style-name="T47">(</text:span><text:span text:style-name="T62">"%s\n"</text:span><text:span text:style-name="T47">, text);</text:span></text:p>
      <text:p text:style-name="P63"><text:s text:c="16"/><text:span text:style-name="T58">break</text:span><text:span text:style-name="T47">;</text:span></text:p>
      <text:p text:style-name="P67"><text:s text:c="12"/><text:span text:style-name="T47">}</text:span></text:p>
      <text:p text:style-name="P70"><text:s text:c="9"/>}</text:p>
      <text:p text:style-name="P16"/>
      <text:p text:style-name="P22"><draw:line text:anchor-type="paragraph" draw:z-index="7" draw:name="Фигура2" draw:style-name="gr6" draw:text-style-name="P91" svg:x1="-1.492cm" svg:y1="-0.249cm" svg:x2="19.467cm" svg:y2="-0.249cm"><text:p/></draw:line><text:span text:style-name="T15">Первое условие игнорирует некоторые символы в начала предложения (</text:span><text:span text:style-name="T31">text_index == sentence_begin).</text:span></text:p>
      <text:p text:style-name="P24">Второе условие проверяет, есть ли место в буфере.</text:p>
      <text:p text:style-name="P21"><text:span text:style-name="T35">Третье условие проверяет, было ли передано терминальное предложение, </text:span><text:span text:style-name="T36">в случае, если было, выводится содержимое буфера и цикл прекращается.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h text:style-name="P77" text:outline-level="1"><text:bookmark-start text:name="__RefHeading___Toc1723_692322312"/><text:soft-page-break/><text:s/><text:span text:style-name="T19">·</text:span><text:span text:style-name="T18"> </text:span><text:span text:style-name="T9">Удаления предложения с 7</text:span><text:bookmark-end text:name="__RefHeading___Toc1723_692322312"/></text:h>
      <text:p text:style-name="P35"><draw:line text:anchor-type="paragraph" draw:z-index="8" draw:name="Фигура2" draw:style-name="gr2" draw:text-style-name="P91" svg:x1="-2.034cm" svg:y1="0.303cm" svg:x2="19.701cm" svg:y2="0.409cm"><text:p/></draw:line></text:p>
      <text:p text:style-name="P12"><text:span text:style-name="T56">else</text:span><text:span text:style-name="T26"> </text:span><text:span text:style-name="T56">if</text:span><text:span text:style-name="T26"> </text:span><text:span text:style-name="T22">(c ==</text:span><text:span text:style-name="T26"> </text:span><text:span text:style-name="T61">'7'</text:span><text:span text:style-name="T22">) {</text:span></text:p>
      <text:p text:style-name="P63"><text:span text:style-name="T58"><text:s text:c="4"/>while</text:span><text:span text:style-name="T47"> ((c = </text:span><text:span text:style-name="T58">getchar</text:span><text:span text:style-name="T47">()) != </text:span><text:span text:style-name="T62">'.'</text:span><text:span text:style-name="T47"> &amp;&amp; c != </text:span><text:span text:style-name="T62">';'</text:span><text:span text:style-name="T47"> &amp;&amp; c != </text:span><text:span text:style-name="T62">'?'</text:span><text:span text:style-name="T47">);</text:span></text:p>
      <text:p text:style-name="P63"><text:s text:c="4"/><text:span text:style-name="T47">++before_edit;</text:span></text:p>
      <text:p text:style-name="P65"/>
      <text:p text:style-name="P67"><text:s text:c="4"/><text:span text:style-name="T47">text_index = sentence_begin;</text:span></text:p>
      <text:p text:style-name="P69">}</text:p>
      <text:p text:style-name="P17"><draw:line text:anchor-type="paragraph" draw:z-index="9" draw:name="Фигура2" draw:style-name="gr4" draw:text-style-name="P91" svg:x1="-3.124cm" svg:y1="-0.192cm" svg:x2="19.475cm" svg:y2="-0.192cm"><text:p/></draw:line></text:p>
      <text:p text:style-name="P29">Игнорируются все символы до тех пор, пока не встретится символ конца предложения.</text:p>
      <text:p text:style-name="P29">Увеличивается количество предложений до редактирования на еденицу.</text:p>
      <text:p text:style-name="P29">Передвигается индекс буффера на начало предложения и все символы, считанные раннее в предложении с семеркой буду перезаписаны на последующих итерациях.</text:p>
      <text:p text:style-name="P27"/>
      <text:h text:style-name="Heading_20_1" text:outline-level="1"><text:bookmark-start text:name="__RefHeading___Toc1725_692322312"/><text:span text:style-name="T19">·</text:span><text:span text:style-name="T18"> </text:span><text:span text:style-name="T10">Конец предложения</text:span><text:bookmark-end text:name="__RefHeading___Toc1725_692322312"/></text:h>
      <text:p text:style-name="P35"><draw:line text:anchor-type="paragraph" draw:z-index="10" draw:name="Фигура2" draw:style-name="gr3" draw:text-style-name="P91" svg:x1="-3.141cm" svg:y1="0.168cm" svg:x2="19.476cm" svg:y2="0.168cm"><text:p/></draw:line></text:p>
      <text:p text:style-name="P12"><text:span text:style-name="T56">else</text:span><text:span text:style-name="T26"> {</text:span></text:p>
      <text:p text:style-name="P63"><text:s text:c="4"/><text:span text:style-name="T47">++after_edit;</text:span></text:p>
      <text:p text:style-name="P63"><text:s text:c="4"/><text:span text:style-name="T47">++before_edit;</text:span></text:p>
      <text:p text:style-name="P65"/>
      <text:p text:style-name="P63"><text:s text:c="4"/><text:span text:style-name="T58">if</text:span><text:span text:style-name="T47"> (text_index == text_len - </text:span><text:span text:style-name="T50">1</text:span><text:span text:style-name="T47">) { text_len = buffer_realloc(</text:span><text:span text:style-name="T51">&amp;</text:span><text:span text:style-name="T47">text, text_len); }</text:span></text:p>
      <text:p text:style-name="P63"><text:s text:c="12"/></text:p>
      <text:p text:style-name="P63"><text:s text:c="4"/><text:span text:style-name="T47">text[text_index++] = c;</text:span></text:p>
      <text:p text:style-name="P63"><text:s text:c="4"/><text:span text:style-name="T47">text[text_index++] = </text:span><text:span text:style-name="T62">'\n'</text:span><text:span text:style-name="T47">;</text:span></text:p>
      <text:p text:style-name="P65"/>
      <text:p text:style-name="P63"><text:s text:c="4"/><text:span text:style-name="T47">sentence_begin = text_index;</text:span></text:p>
      <text:p text:style-name="P68">}</text:p>
      <text:p text:style-name="P14"><draw:line text:anchor-type="paragraph" draw:z-index="11" draw:name="Фигура2" draw:style-name="gr3" draw:text-style-name="P91" svg:x1="-2.506cm" svg:y1="-0.154cm" svg:x2="19.476cm" svg:y2="-0.154cm"><text:p/></draw:line></text:p>
      <text:p text:style-name="P29">Увеличиваются счетчики количества предложений до и после обработки на один.</text:p>
      <text:p text:style-name="P30">В условии проверяется хватает ли места в буффере для записи символа конца предложения и переноса строки.</text:p>
      <text:p text:style-name="P30">Индекс начала предложения передвигается на текущий индекс буфера.</text:p>
      <text:h text:style-name="P77" text:outline-level="1"/>
      <text:p text:style-name="P8"/>
      <text:p text:style-name="P8"/>
      <text:p text:style-name="P8"/>
      <text:p text:style-name="P8"/>
      <text:p text:style-name="P8"/>
      <text:h text:style-name="P77" text:outline-level="1"><text:bookmark-start text:name="__RefHeading___Toc1727_692322312"/><text:soft-page-break/><text:s/><text:span text:style-name="T19">·</text:span><text:span text:style-name="T18"> </text:span><text:span text:style-name="T11">is_end</text:span><text:bookmark-end text:name="__RefHeading___Toc1727_692322312"/></text:h>
      <text:p text:style-name="P35"><draw:line text:anchor-type="paragraph" draw:z-index="12" draw:name="Фигура2" draw:style-name="gr2" draw:text-style-name="P91" svg:x1="-3.053cm" svg:y1="0.15cm" svg:x2="19.475cm" svg:y2="0.15cm"><text:p/></draw:line></text:p>
      <text:p text:style-name="P12"><text:span text:style-name="T56">int</text:span><text:span text:style-name="T26"> </text:span><text:span text:style-name="T22">text_size </text:span><text:span text:style-name="T26">= </text:span><text:span text:style-name="T56">strlen</text:span><text:span text:style-name="T22">(text);</text:span></text:p>
      <text:p text:style-name="P62"><text:span text:style-name="T57">int</text:span> end_size = <text:span text:style-name="T57">strlen</text:span>(end);</text:p>
      <text:p text:style-name="P65"/>
      <text:p text:style-name="P62"><text:span text:style-name="T57">int</text:span> j = end_size - 1;</text:p>
      <text:p text:style-name="P62"><text:span text:style-name="T57">int</text:span> i = 0;</text:p>
      <text:p text:style-name="P62"><text:span text:style-name="T57">for</text:span> (i = text_size - 1; i != text_size - end_size - 1; --i, --j) {</text:p>
      <text:p text:style-name="P63"><text:s text:c="4"/><text:span text:style-name="T58">if</text:span><text:span text:style-name="T47"> (text[i] != end[j]) { </text:span><text:span text:style-name="T58">return</text:span><text:span text:style-name="T47"> 0; }</text:span></text:p>
      <text:p text:style-name="P62">}</text:p>
      <text:p text:style-name="P65"/>
      <text:p text:style-name="P62"><text:span text:style-name="T57">if</text:span> (text[i - 1] != <text:span text:style-name="T59">'.'</text:span> &amp;&amp; text[i - 1] != <text:span text:style-name="T59">';'</text:span> &amp;&amp; text[i - 1] != <text:span text:style-name="T59">'?'</text:span>) { <text:span text:style-name="T57">return</text:span> 0; }</text:p>
      <text:p text:style-name="P65"/>
      <text:p text:style-name="P68"><draw:line text:anchor-type="paragraph" draw:z-index="13" draw:name="Фигура2" draw:style-name="gr2" draw:text-style-name="P91" svg:x1="-2.471cm" svg:y1="1.018cm" svg:x2="19.475cm" svg:y2="1.018cm"><text:p/></draw:line><text:span text:style-name="T57">return</text:span> 1;</text:p>
      <text:p text:style-name="P17"/>
      <text:p text:style-name="P54">text_size — длина буфера.</text:p>
      <text:p text:style-name="P54">end_size — длина терминального предложения.</text:p>
      <text:p text:style-name="P88">При помощи strcmp проверяется заканчивается ли текущий текст терминальной последовательностью.</text:p>
      <text:p text:style-name="P31">Следующее условие проверят, что перед терминальной последовательностью нет постфиксов, в случае если есть, функция возвращает 0;</text:p>
      <text:p text:style-name="P31">Иначе, функция возвращает 1;</text:p>
      <text:p text:style-name="P9"/>
      <text:h text:style-name="Heading_20_1" text:outline-level="1"><text:bookmark-start text:name="__RefHeading___Toc2045_692322312"/><text:span text:style-name="T19">·</text:span><text:span text:style-name="T18"> </text:span><text:span text:style-name="T12">buffer_realloc</text:span><text:bookmark-end text:name="__RefHeading___Toc2045_692322312"/></text:h>
      <text:p text:style-name="P35"><draw:line text:anchor-type="paragraph" draw:z-index="14" draw:name="Фигура2" draw:style-name="gr3" draw:text-style-name="P91" svg:x1="-1.628cm" svg:y1="0.31cm" svg:x2="20.83cm" svg:y2="0.31cm"><text:p/></draw:line></text:p>
      <text:p text:style-name="P13"><text:span text:style-name="T16">text_len = text_len * </text:span><text:span text:style-name="T24">FACTOR</text:span><text:span text:style-name="T16">;</text:span></text:p>
      <text:p text:style-name="P62">*text = <text:span text:style-name="T57">realloc</text:span>(*text, text_len);</text:p>
      <text:p text:style-name="P62"><text:span text:style-name="T69">(</text:span>*text<text:span text:style-name="T69">)</text:span>[(<text:span text:style-name="T57">int</text:span>)(text_len - 1)] = <text:span text:style-name="T59">'\0'</text:span>;</text:p>
      <text:p text:style-name="P68"><text:span text:style-name="T57">return</text:span> text_len;</text:p>
      <text:p text:style-name="P18"><draw:line text:anchor-type="paragraph" draw:z-index="15" draw:name="Фигура2" draw:style-name="gr3" draw:text-style-name="P91" svg:x1="-3.353cm" svg:y1="0cm" svg:x2="19.475cm" svg:y2="0cm"><text:p/></draw:line></text:p>
      <text:p text:style-name="P55">Длина буфера увеличивается на <text:span text:style-name="T46">FACTOR. </text:span></text:p>
      <text:p text:style-name="P56">Последний элемента буфера инициализируется <text:span text:style-name="T45">'\0'.</text:span></text:p>
      <text:p text:style-name="P58">Функция возвращает измененную длину буфера.</text:p>
      <text:p text:style-name="P57"/>
      <text:h text:style-name="P79" text:outline-level="1"><text:bookmark-start text:name="__RefHeading___Toc1731_692322312"/><text:bookmark-start text:name="_Toc495122338"/>Вывод<text:bookmark-end text:name="__RefHeading___Toc1731_692322312"/><text:bookmark-end text:name="_Toc495122338"/></text:h>
      <text:p text:style-name="P27">Был создан<text:span text:style-name="T67">а</text:span> про<text:span text:style-name="T67">грама</text:span>, реализующ<text:span text:style-name="T67">ая</text:span> требуемый функционал с использованием <text:span text:style-name="T17">указателей и динамической памяти</text:span>. При компилировании, сборке и выполнении исполняемого файла не возникает ошибок и предупрежде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>
      <style:paragraph-properties fo:margin-left="0cm" fo:margin-right="0.037cm" fo:margin-top="0cm" fo:margin-bottom="0cm" loext:contextual-spacing="false" fo:line-height="106%" fo:text-align="center" style:justify-single-word="false" fo:text-indent="0cm" style:auto-text-indent="false"/>
      <style:text-properties fo:font-size="12pt" style:font-name-asian="Calibri" style:font-size-asian="12pt" style:font-name-complex="Calibri"/>
    </style:style>
    <style:page-layout style:name="Mpm1">
      <style:page-layout-properties fo:page-width="21.001cm" fo:page-height="29.7cm" style:num-format="1" style:print-orientation="portrait" fo:margin-top="1.27cm" fo:margin-bottom="1.27cm" fo:margin-left="1.083cm" fo:margin-right="1.14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9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19</meta:editing-cycles>
    <meta:print-date>2017-10-07T03:52:00</meta:print-date>
    <meta:creation-date>2017-10-07T03:53:00</meta:creation-date>
    <dc:date>2017-12-08T12:54:53.030500665</dc:date>
    <meta:editing-duration>PT46M27S</meta:editing-duration>
    <meta:generator>LibreOffice/5.1.6.2$Linux_X86_64 LibreOffice_project/10m0$Build-2</meta:generator>
    <meta:document-statistic meta:table-count="1" meta:image-count="0" meta:object-count="0" meta:page-count="9" meta:paragraph-count="201" meta:word-count="1054" meta:character-count="7438" meta:non-whitespace-character-count="60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